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5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6337 - process. 11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13162 - mens. 11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6346 - process. 12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13176 - mens. 12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6355 - process. 0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13189 - mens. 0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6364 - process. 0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13202 - mens. 0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6373 - process. 03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13215 - mens. 03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6382 - process. 04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13229 - mens. 04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6391 - process. 05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13243 - mens. 05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6400 - process. 06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6]-[.F1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13257 - mens. 06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7]-[.F1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8]-[.F18]" office:value-type="float" office:value="1740" calcext:value-type="float">
            <text:p>1.74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19]-[.F19]" office:value-type="float" office:value="1090" calcext:value-type="float">
            <text:p>1.09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19])" office:value-type="float" office:value="2830" calcext:value-type="float">
            <text:p>2.830,00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0.518022943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0.5204274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8-01T14:40:31.343493726</dc:date>
    <dc:language>pt-PT</dc:language>
    <meta:editing-cycles>757</meta:editing-cycles>
    <meta:editing-duration>P2DT7H20M53S</meta:editing-duration>
    <meta:print-date>2025-01-10T10:51:14.964000000</meta:print-date>
    <meta:document-statistic meta:table-count="1" meta:cell-count="134" meta:object-count="0"/>
    <meta:user-defined meta:name="Info 0"/>
    <meta:user-defined meta:name="Info 1"/>
    <meta:user-defined meta:name="Info 2"/>
    <meta:user-defined meta:name="Info 3"/>
  </office:meta>
</office:document-meta>
</file>